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Condition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281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88cm"/>
    </style:style>
    <style:style style:name="gr7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Fine_20_Dashed" draw:textarea-horizontal-align="center" draw:textarea-vertical-align="middle"/>
    </style:style>
    <style:style style:name="gr9" style:family="graphic" style:parent-style-name="standard">
      <style:graphic-properties draw:marker-start="" draw:marker-end="Arrow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1" draw:layer="layout" svg:width="7.701cm" svg:height="2.149cm" svg:x="17.576cm" svg:y="8.938cm">
          <text:p text:style-name="P1">&lt;&lt; Système &gt;&gt;</text:p>
          <text:p text:style-name="P1"><text:s/>GASPACHO</text:p>
        </draw:rect>
        <draw:custom-shape draw:style-name="gr2" draw:text-style-name="P1" draw:id="id2" draw:layer="layout" svg:width="6.425cm" svg:height="1.842cm" svg:x="18.262cm" svg:y="12.5cm">
          <text:p text:style-name="P1">Serveur allumé</text:p>
          <text:p text:style-name="P1">et opérationne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layer="layout" svg:width="20.057cm" svg:height="1.531cm" svg:x="12.781cm" svg:y="6.617cm">
          <draw:text-box>
            <text:p>Diagramme de séquence système</text:p>
          </draw:text-box>
        </draw:frame>
        <draw:connector draw:style-name="gr4" draw:text-style-name="P1" draw:layer="layout" draw:type="line" svg:x1="21.426cm" svg:y1="11.087cm" svg:x2="21.474cm" svg:y2="12.5cm" draw:start-shape="id1" draw:start-glue-point="2" draw:end-shape="id2" draw:end-glue-point="4" svg:d="m21426 11087 48 1413">
          <text:p/>
        </draw:connector>
        <draw:connector draw:style-name="gr5" draw:text-style-name="P1" draw:layer="layout" draw:type="line" svg:x1="8.727cm" svg:y1="16.091cm" svg:x2="20.974cm" svg:y2="16.134cm" svg:d="m8727 16091 12247 43">
          <text:p/>
        </draw:connector>
        <draw:frame draw:style-name="gr6" draw:layer="layout" svg:width="12.29cm" svg:height="0.962cm" svg:x="8.599cm" svg:y="15.054cm">
          <draw:text-box>
            <text:p text:style-name="P1">Identification</text:p>
          </draw:text-box>
        </draw:frame>
        <draw:frame draw:style-name="gr6" draw:layer="layout" svg:width="12.333cm" svg:height="0.962cm" svg:x="8.727cm" svg:y="19.548cm">
          <draw:text-box>
            <text:p text:style-name="P1">Page web</text:p>
          </draw:text-box>
        </draw:frame>
        <draw:connector draw:style-name="gr7" draw:text-style-name="P1" draw:layer="layout" draw:type="line" svg:x1="8.728cm" svg:y1="20.592cm" svg:x2="20.975cm" svg:y2="20.635cm" svg:d="m8728 20592 12247 43">
          <text:p/>
        </draw:connector>
        <draw:frame draw:style-name="gr6" draw:layer="layout" svg:width="8.491cm" svg:height="1.673cm" svg:x="36.716cm" svg:y="15.747cm">
          <draw:text-box>
            <text:p text:style-name="P2">Vérifie si login et mot de passe sont valides</text:p>
          </draw:text-box>
        </draw:frame>
        <draw:line draw:style-name="gr8" draw:text-style-name="P1" draw:layer="layout" svg:x1="21.529cm" svg:y1="14.341cm" svg:x2="21.529cm" svg:y2="24.327cm">
          <text:p/>
        </draw:line>
        <draw:line draw:style-name="gr4" draw:text-style-name="P1" draw:layer="layout" svg:x1="35.358cm" svg:y1="16.104cm" svg:x2="36.386cm" svg:y2="16.104cm">
          <text:p/>
        </draw:line>
        <draw:line draw:style-name="gr4" draw:text-style-name="P1" draw:layer="layout" svg:x1="36.396cm" svg:y1="16.104cm" svg:x2="36.396cm" svg:y2="16.899cm">
          <text:p/>
        </draw:line>
        <draw:line draw:style-name="gr9" draw:text-style-name="P1" draw:layer="layout" svg:x1="36.396cm" svg:y1="16.908cm" svg:x2="35.367cm" svg:y2="16.908cm">
          <text:p/>
        </draw:line>
        <draw:rect draw:style-name="gr1" draw:text-style-name="P1" draw:layer="layout" svg:width="7.701cm" svg:height="2.149cm" svg:x="31.669cm" svg:y="8.939cm">
          <text:p text:style-name="P1">&lt;&lt; Système &gt;&gt;</text:p>
          <text:p text:style-name="P1"><text:s/>BDD</text:p>
        </draw:rect>
        <draw:connector draw:style-name="gr5" draw:text-style-name="P1" draw:layer="layout" draw:type="line" svg:x1="22.59cm" svg:y1="16.091cm" svg:x2="34.837cm" svg:y2="16.134cm" svg:d="m22590 16091 12247 43">
          <text:p/>
        </draw:connector>
        <draw:frame draw:style-name="gr6" draw:layer="layout" svg:width="12.29cm" svg:height="0.962cm" svg:x="22.462cm" svg:y="15.054cm">
          <draw:text-box>
            <text:p text:style-name="P1">Envoi login et mot de passe</text:p>
          </draw:text-box>
        </draw:frame>
        <draw:frame draw:style-name="gr6" draw:layer="layout" svg:width="12.333cm" svg:height="0.962cm" svg:x="22.59cm" svg:y="17.148cm">
          <draw:text-box>
            <text:p text:style-name="P1">login et mot de passe OK</text:p>
          </draw:text-box>
        </draw:frame>
        <draw:connector draw:style-name="gr7" draw:text-style-name="P1" draw:layer="layout" draw:type="line" svg:x1="22.591cm" svg:y1="16.892cm" svg:x2="34.838cm" svg:y2="16.935cm" svg:d="m22591 16892 12247 43">
          <text:p/>
        </draw:connector>
        <draw:line draw:style-name="gr8" draw:text-style-name="P1" draw:layer="layout" svg:x1="34.873cm" svg:y1="11.421cm" svg:x2="34.873cm" svg:y2="24.327cm">
          <text:p/>
        </draw:line>
        <draw:frame draw:style-name="gr6" draw:layer="layout" svg:width="8.491cm" svg:height="0.962cm" svg:x="36.717cm" svg:y="19.788cm">
          <draw:text-box>
            <text:p text:style-name="P2">cherche infos</text:p>
          </draw:text-box>
        </draw:frame>
        <draw:line draw:style-name="gr4" draw:text-style-name="P1" draw:layer="layout" svg:x1="35.359cm" svg:y1="19.845cm" svg:x2="36.387cm" svg:y2="19.845cm">
          <text:p/>
        </draw:line>
        <draw:line draw:style-name="gr4" draw:text-style-name="P1" draw:layer="layout" svg:x1="36.397cm" svg:y1="19.845cm" svg:x2="36.397cm" svg:y2="20.64cm">
          <text:p/>
        </draw:line>
        <draw:line draw:style-name="gr9" draw:text-style-name="P1" draw:layer="layout" svg:x1="36.397cm" svg:y1="20.649cm" svg:x2="35.368cm" svg:y2="20.649cm">
          <text:p/>
        </draw:line>
        <draw:connector draw:style-name="gr5" draw:text-style-name="P1" draw:layer="layout" draw:type="line" svg:x1="22.591cm" svg:y1="19.832cm" svg:x2="34.838cm" svg:y2="19.875cm" svg:d="m22591 19832 12247 43">
          <text:p/>
        </draw:connector>
        <draw:frame draw:style-name="gr6" draw:layer="layout" svg:width="12.29cm" svg:height="0.962cm" svg:x="22.463cm" svg:y="18.795cm">
          <draw:text-box>
            <text:p text:style-name="P1">Infos utilisateur</text:p>
          </draw:text-box>
        </draw:frame>
        <draw:frame draw:style-name="gr6" draw:layer="layout" svg:width="12.333cm" svg:height="0.962cm" svg:x="22.591cm" svg:y="20.889cm">
          <draw:text-box>
            <text:p text:style-name="P1">Infos</text:p>
          </draw:text-box>
        </draw:frame>
        <draw:connector draw:style-name="gr7" draw:text-style-name="P1" draw:layer="layout" draw:type="line" svg:x1="22.592cm" svg:y1="20.633cm" svg:x2="34.839cm" svg:y2="20.676cm" svg:d="m22592 20633 12247 43">
          <text:p/>
        </draw:connector>
        <draw:line draw:style-name="gr4" draw:text-style-name="P1" draw:layer="layout" svg:x1="22.587cm" svg:y1="16.862cm" svg:x2="22.587cm" svg:y2="19.872cm">
          <text:p/>
        </draw:line>
        <draw:rect draw:style-name="gr1" draw:text-style-name="P1" draw:layer="layout" svg:width="7.701cm" svg:height="2.149cm" svg:x="6.264cm" svg:y="8.939cm">
          <text:p text:style-name="P1">ParcAdmin</text:p>
        </draw:rect>
        <draw:line draw:style-name="gr8" draw:text-style-name="P1" draw:layer="layout" svg:x1="8.619cm" svg:y1="11.752cm" svg:x2="8.619cm" svg:y2="24.3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vale" style:family="graphic" style:parent-style-name="standard">
      <style:graphic-properties draw:stroke-dash="Dash_20_1" draw:fill="solid" draw:fill-color="#ffffff" draw:fill-gradient-name="Gradient_20_7" draw:fill-hatch-name="Hatch_20_1" draw:fill-image-name="Bitmape_20_1" draw:fill-image-width="0cm" draw:fill-image-height="0cm"/>
    </style:style>
    <style:style style:name="Condition" style:family="graphic" style:parent-style-name="standard">
      <style:graphic-properties draw:stroke-dash="Dash_20_1" draw:fill-color="#ffffff" draw:fill-gradient-name="Gradient_20_7" draw:fill-hatch-name="Hatch_20_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21T15:02:17</meta:creation-date>
    <dc:date>2009-11-21T16:46:39</dc:date>
    <meta:editing-duration>PT01H31M27S</meta:editing-duration>
    <meta:editing-cycles>12</meta:editing-cycles>
    <meta:generator>OpenOffice.org/3.0$Linux OpenOffice.org_project/300m15$Build-9379</meta:generator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